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Анкетаучастника" style:family="table">
      <style:table-properties style:width="6.3in" table:align="margins"/>
    </style:style>
    <style:style style:name="Анкетаучастника.A" style:family="table-column">
      <style:table-column-properties style:column-width="3.15in" style:rel-column-width="32767*"/>
    </style:style>
    <style:style style:name="Анкетаучастника.B" style:family="table-column">
      <style:table-column-properties style:column-width="3.15in" style:rel-column-width="32768*"/>
    </style:style>
    <style:style style:name="Анкетаучастника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Анкетаучастника.B1" style:family="table-cell">
      <style:table-cell-properties fo:padding="0.0382in" fo:border="0.0007in solid #000000"/>
    </style:style>
    <style:style style:name="Анкетаучастника.A2" style:family="table-cell">
      <style:table-cell-properties fo:padding="0.0382in" fo:border-left="0.0007in solid #000000" fo:border-right="none" fo:border-top="none" fo:border-bottom="0.0007in solid #000000"/>
    </style:style>
    <style:style style:name="Анкетаучастника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top="0in" fo:margin-bottom="0in" fo:text-align="start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9" style:family="paragraph" style:parent-style-name="Text_20_body">
      <style:paragraph-properties fo:text-align="center" style:justify-single-word="false" fo:break-before="page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Heading_20_1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1" style:family="paragraph">
      <style:paragraph-properties fo:margin-left="0in" fo:margin-right="0in" fo:margin-top="0in" fo:margin-bottom="0in" fo:line-height="100%" fo:text-align="center" fo:text-indent="0in">
        <style:tab-stops/>
      </style:paragraph-properties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2" style:family="text">
      <style:text-properties style:font-name="Times New Roman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gr1" style:family="graphic">
      <style:graphic-properties draw:stroke="solid" draw:stroke-dash="Dash_20_4" svg:stroke-width="0in" svg:stroke-color="#4c4c4c" draw:marker-start="" draw:marker-start-width="0.1201in" draw:marker-start-center="false" draw:marker-end="" draw:marker-end-width="0.1201in" draw:marker-end-center="false" draw:stroke-linejoin="miter" draw:fill="none" draw:fill-color="#99ccff" draw:fill-gradient-name="Gradient_20_7" draw:fill-hatch-name="Hatch_20_3" draw:fill-image-name="Bitmape_20_1" draw:fill-image-width="0in" draw:fill-image-height="0in" draw:textarea-horizontal-align="center" draw:textarea-vertical-align="middle" fo:padding-top="0.0492in" fo:padding-bottom="0.0492in" fo:padding-left="0.0984in" fo:padding-right="0.0984in" draw:shadow="hidden" draw:shadow-offset-x="0.0402in" draw:shadow-offset-y="0.0402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Проектирование автоматизированной информационной системы анализа и прогнозирования рынка (на примере компании Yahoo! Finance)</text:h>
      <text:p text:style-name="P3"/>
      <text:p text:style-name="P8">Автор – Пудов Андрей Семенович</text:p>
      <text:p text:style-name="P8">Руководитель — Егорова Юлия Николаевна, к.п.н.</text:p>
      <text:p text:style-name="P8">Волжский филиал МАДИ</text:p>
      <text:p text:style-name="P4"/>
      <text:p text:style-name="P5">В настоящей научно-исследовательской работе изучается технология прогнозирования ценных бумаг посредством построения искусственных нейронных сетей. Данный подход нацелен на создание универсальной системы анализа и прогнозирования с высокой точностью прогнозов, учитывающий многие условия колебания величин.</text:p>
      <text:p text:style-name="P5">В ходе научно-исследовательской работы разрабатывается программный продукт — OpenTrader, имеющий функционал торгового терминала с инструментарием для анализа рыночной информации и автоматической торговли. </text:p>
      <text:p text:style-name="P5">Научная работа содержит результаты моделирования различных видов нейронных сетей. Архитектура и методика их обучения основана на механизме постоянного обучения посредством использования исторической рыночной информации и поступающим данным о проходящих торгах.</text:p>
      <text:p text:style-name="P5">На данный момент времени OpenTrader позволяет строить прогноз по выбранным ценным бумагам, отображая результаты моделирования на графиках. Рыночная информация, как историческая, так и реального времени загружается со службы Yahoo! Finance.</text:p>
      <text:p text:style-name="P5"/>
      <text:p text:style-name="P4"/>
      <text:p text:style-name="P9">ЗАЯВКА</text:p>
      <text:p text:style-name="P3">на участие в X Студенческой научно-практической конференции</text:p>
      <text:p text:style-name="P3">«ДОРОЖНО-ТРАНСПОРТНЫЙ КОМПЛЕКС: СОСТОЯНИЕ, ПРОБЛЕМЫ И ПЕРСПЕКТИВЫ РАЗВИТИЯ»</text:p>
      <text:p text:style-name="P3">29 апреля 2011г.</text:p>
      <text:p text:style-name="P3"/>
      <table:table table:name="Анкетаучастника" table:style-name="Анкетаучастника">
        <table:table-column table:style-name="Анкетаучастника.A"/>
        <table:table-column table:style-name="Анкетаучастника.B"/>
        <table:table-row>
          <table:table-cell table:style-name="Анкетаучастника.A1" office:value-type="string">
            <text:p text:style-name="P7">Ф.И.О. автора</text:p>
          </table:table-cell>
          <table:table-cell table:style-name="Анкетаучастника.B1" office:value-type="string">
            <text:p text:style-name="P6">Пудов Андрей Семенович</text:p>
          </table:table-cell>
        </table:table-row>
        <table:table-row>
          <table:table-cell table:style-name="Анкетаучастника.A2" office:value-type="string">
            <text:p text:style-name="P7">Ф.И.О. соавтора</text:p>
          </table:table-cell>
          <table:table-cell table:style-name="Анкетаучастника.B2" office:value-type="string">
            <text:p text:style-name="P6"/>
          </table:table-cell>
        </table:table-row>
        <table:table-row>
          <table:table-cell table:style-name="Анкетаучастника.A2" office:value-type="string">
            <text:p text:style-name="P7">Учебное заведение, факультет, курс</text:p>
          </table:table-cell>
          <table:table-cell table:style-name="Анкетаучастника.B2" office:value-type="string">
            <text:p text:style-name="P6">Московский автомобильно-дорожный государственный технический университет (Волжский ифлиал), факультет управления, пятый курс, группа АСУ 16п</text:p>
          </table:table-cell>
        </table:table-row>
        <table:table-row>
          <table:table-cell table:style-name="Анкетаучастника.A2" office:value-type="string">
            <text:p text:style-name="P7">Ф.И.О. Научного руководителя</text:p>
          </table:table-cell>
          <table:table-cell table:style-name="Анкетаучастника.B2" office:value-type="string">
            <text:p text:style-name="P6">Егорова Юлия Николаевна</text:p>
          </table:table-cell>
        </table:table-row>
        <table:table-row>
          <table:table-cell table:style-name="Анкетаучастника.A2" office:value-type="string">
            <text:p text:style-name="P7">Должность, звание</text:p>
          </table:table-cell>
          <table:table-cell table:style-name="Анкетаучастника.B2" office:value-type="string">
            <text:p text:style-name="P6">Заведующая кафедрой АСУ, кандидат <text:s/>педагогических наук</text:p>
          </table:table-cell>
        </table:table-row>
        <table:table-row>
          <table:table-cell table:style-name="Анкетаучастника.A2" office:value-type="string">
            <text:p text:style-name="P7">Название доклада</text:p>
          </table:table-cell>
          <table:table-cell table:style-name="Анкетаучастника.B2" office:value-type="string">
            <text:p text:style-name="P1">Проектирование автоматизированно информационной системы анализа и прогнозирования рынка (на примере компании Yahoo! Finance)</text:p>
          </table:table-cell>
        </table:table-row>
        <table:table-row>
          <table:table-cell table:style-name="Анкетаучастника.A2" office:value-type="string">
            <text:p text:style-name="P7">Направление конференции</text:p>
          </table:table-cell>
          <table:table-cell table:style-name="Анкетаучастника.B2" office:value-type="string">
            <text:p text:style-name="P6">Информационные технологии в науке, проектировании и производстве</text:p>
          </table:table-cell>
        </table:table-row>
        <table:table-row>
          <table:table-cell table:style-name="Анкетаучастника.A2" office:value-type="string">
            <text:p text:style-name="P7">Номер телефона, факс</text:p>
          </table:table-cell>
          <table:table-cell table:style-name="Анкетаучастника.B2" office:value-type="string">
            <text:p text:style-name="P6">+7 919 665 9840</text:p>
          </table:table-cell>
        </table:table-row>
        <table:table-row>
          <table:table-cell table:style-name="Анкетаучастника.A2" office:value-type="string">
            <text:p text:style-name="P7">Электронная почта</text:p>
          </table:table-cell>
          <table:table-cell table:style-name="Анкетаучастника.B2" office:value-type="string">
            <text:p text:style-name="P6">syscreat@gmail.com</text:p>
          </table:table-cell>
        </table:table-row>
        <table:table-row>
          <table:table-cell table:style-name="Анкетаучастника.A2" office:value-type="string">
            <text:p text:style-name="P7">Необходимость в мультимедиа</text:p>
          </table:table-cell>
          <table:table-cell table:style-name="Анкетаучастника.B2" office:value-type="string">
            <text:p text:style-name="P6">Да</text:p>
          </table:table-cell>
        </table:table-row>
      </table:table>
      <text:p text:style-name="P3"/>
      <text:p text:style-name="P4"/>
      <text:p text:style-name="P4"><draw:path text:anchor-type="paragraph" draw:z-index="0" draw:style-name="gr1" draw:text-style-name="P11" svg:width="0.5906in" svg:height="0.5571in" draw:transform="rotate (-1.15191730631723) translate (5.97436764995891in -0.108531166498248in)" svg:viewBox="0 0 1501 1416" svg:d="m0 1044c1581 1 1503 318 1499 316s10 123-321 5-781-464-537-445 277-228 46-176 486-3 486-3c190-32 361 103-14 55s-430-189-430-189c0 0-32-134 87-139s75 111 75 111c-44 98-141 36-141 36 0 0-112-149 127-160s277-22 395-16c0 0 514 60-13 60s-460-184-454-196 25-118 123-74 68 202-79 137 44-160 44-160c71-27 75-137-311-191s-202 51 15 89c0 0 376 85 778-29"><text:p/></draw:path></text:p>
      <text:p text:style-name="P2"><text:span text:style-name="T1">Дата «</text:span><text:span text:style-name="T2">20</text:span><text:span text:style-name="T1">» </text:span><text:span text:style-name="T2">марта</text:span><text:span text:style-name="T1"> 2011г. <text:s text:c="75"/>подпись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Dash_20_2" draw:display-name="Dash 2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.378in" fo:margin-bottom="0.7874in" fo:margin-left="1.378in" fo:margin-right="0.5902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y </meta:initial-creator>
    <meta:creation-date>2011-03-20T14:59:20</meta:creation-date>
    <dc:date>2011-04-18T06:11:59</dc:date>
    <dc:creator>Andrey </dc:creator>
    <meta:editing-duration>PT1H41S</meta:editing-duration>
    <meta:editing-cycles>6</meta:editing-cycles>
    <meta:generator>OpenOffice.org/3.3$Unix OpenOffice.org_project/330m20$Build-9567</meta:generator>
    <meta:document-statistic meta:table-count="1" meta:image-count="0" meta:object-count="0" meta:page-count="2" meta:paragraph-count="32" meta:word-count="242" meta:character-count="2175"/>
  </office:meta>
</office:document-meta>
</file>